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9000002588752636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fo:font-size="40pt" fo:font-weight="bold" officeooo:rsid="0017ca64" officeooo:paragraph-rsid="001e89d2" style:font-size-asian="35pt" style:font-weight-asian="bold" style:font-size-complex="40pt" style:font-weight-complex="bold"/>
    </style:style>
    <style:style style:name="P2" style:family="paragraph" style:parent-style-name="Frame_20_contents">
      <style:paragraph-properties fo:text-align="center" style:justify-single-word="false"/>
      <style:text-properties fo:font-size="120pt" fo:font-weight="bold" officeooo:rsid="0017ca64" officeooo:paragraph-rsid="001e89d2" style:font-size-asian="120pt" style:font-weight-asian="bold" style:font-size-complex="120pt" style:font-weight-complex="bold"/>
    </style:style>
    <style:style style:name="P3" style:family="paragraph" style:parent-style-name="Frame_20_contents">
      <style:paragraph-properties fo:text-align="center" style:justify-single-word="false"/>
      <style:text-properties style:font-name="DejaVu Serif" fo:font-size="180pt" fo:font-style="italic" style:text-underline-style="none" fo:font-weight="bold" officeooo:rsid="0017ca64" officeooo:paragraph-rsid="001e89d2" style:font-size-asian="180pt" style:font-style-asian="italic" style:font-weight-asian="bold" style:font-size-complex="180pt" style:font-style-complex="italic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MPRESSORA</text:p>
      <text:p text:style-name="P1"/>
      <text:p text:style-name="P3"><draw:frame draw:style-name="fr1" draw:name="Figura1" text:anchor-type="paragraph" svg:x="14.714cm" svg:y="8.855cm" svg:width="8.571cm" svg:height="11.254cm" draw:z-index="0"><draw:image xlink:href="Pictures/10000201000001C90000025887526367.png" xlink:type="simple" xlink:show="embed" xlink:actuate="onLoad"/></draw:frame>Euclid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6T08:25:40.051588377</meta:creation-date>
    <meta:print-date>2015-01-06T08:32:08.466116562</meta:print-date>
    <dc:date>2015-03-01T22:39:23.669076009</dc:date>
    <meta:editing-duration>PT3H39M24S</meta:editing-duration>
    <meta:editing-cycles>10</meta:editing-cycles>
    <meta:generator>LibreOffice/4.3.3.2$Linux_X86_64 LibreOffice_project/430m0$Build-2</meta:generator>
    <dc:creator>Gustavo </dc:creator>
    <meta:document-statistic meta:table-count="0" meta:image-count="1" meta:object-count="0" meta:page-count="1" meta:paragraph-count="2" meta:word-count="2" meta:character-count="18" meta:non-whitespace-character-count="18"/>
  </office:meta>
</office:document-meta>
</file>